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order-top="thin solid #BCB8AB" fo:border-bottom="thin solid #BCB8AB" fo:border-left="none" fo:border-right="none" style:vertical-align="middle" fo:background-color="transparent" style:repeat-content="false"/>
      <style:paragraph-properties fo:text-align="start" fo:margin-lef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BCB8AB" fo:border-left="none" fo:border-right="none" style:vertical-align="middle" fo:background-color="transparent" style:repeat-content="false"/>
      <style:paragraph-properties fo:text-align="start" fo:margin-lef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5" style:family="table-cell" style:parent-style-name="Default" style:data-style-name="N13">
      <style:table-cell-properties fo:border-top="none" fo:border-bottom="thin solid #BCB8AB" fo:border-left="none" fo:border-right="none" style:vertical-align="middle" fo:background-color="transparent" style:repeat-content="false"/>
      <style:paragraph-properties fo:text-align="start" fo:margin-lef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7" style:family="table-cell" style:parent-style-name="Default" style:data-style-name="N13">
      <style:table-cell-properties style:vertical-align="automatic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/>
    </style:style>
    <style:style style:name="ce9" style:family="table-cell" style:parent-style-name="Default" style:data-style-name="N13">
      <style:table-cell-properties style:vertical-align="automatic" fo:background-color="#FFFFFF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12" style:family="table-cell" style:parent-style-name="Default" style:data-style-name="N13">
      <style:table-cell-properties fo:border-top="none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13" style:family="table-cell" style:parent-style-name="Default" style:data-style-name="N19">
      <style:table-cell-properties fo:border-top="none" fo:border-bottom="thin solid #D9D9D9" fo:border-left="none" fo:border-right="none" style:vertical-align="middle" fo:background-color="#FFFFFF" style:repeat-content="false"/>
      <style:paragraph-properties fo:text-align="end" fo:margin-righ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15" style:family="table-cell" style:parent-style-name="Default" style:data-style-name="N13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/>
    </style:style>
    <style:style style:name="ce16" style:family="table-cell" style:parent-style-name="Default" style:data-style-name="N13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17" style:family="table-cell" style:parent-style-name="Default" style:data-style-name="N19">
      <style:table-cell-properties fo:border-top="thin solid #D9D9D9" fo:border-bottom="thin solid #D9D9D9" fo:border-left="none" fo:border-right="none" style:vertical-align="middle" fo:background-color="#FFFFFF" style:repeat-content="false"/>
      <style:paragraph-properties fo:text-align="end" fo:margin-righ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/>
    </style:style>
    <style:style style:name="ce19" style:family="table-cell" style:parent-style-name="Titre_160_1" style:data-style-name="N0">
      <style:table-cell-properties fo:border="none" style:vertical-align="middle" fo:background-color="#FFFFFF"/>
      <style:text-properties fo:color="#4C483D" style:font-name="Century Gothic" style:font-name-asian="Century Gothic" style:font-name-complex="Century Gothic" fo:font-size="24pt" style:font-size-asian="24pt" style:font-size-complex="24pt" fo:font-weight="normal" style:font-weight-asian="normal" style:font-weight-complex="normal"/>
    </style:style>
    <style:style style:name="ce20" style:family="table-cell" style:parent-style-name="Titre_160_1" style:data-style-name="N0">
      <style:table-cell-properties fo:border="none" style:vertical-align="automatic" fo:background-color="transparent"/>
      <style:text-properties fo:color="#595959" style:font-name="Century Gothic" style:font-name-asian="Century Gothic" style:font-name-complex="Century Gothic" fo:font-size="24pt" style:font-size-asian="24pt" style:font-size-complex="24pt" fo:font-weight="normal" style:font-weight-asian="normal" style:font-weight-complex="normal"/>
    </style:style>
    <style:style style:name="ce21" style:family="table-cell" style:parent-style-name="Titre_160_1" style:data-style-name="N0">
      <style:table-cell-properties fo:border="none" style:vertical-align="middle" fo:background-color="transparent"/>
      <style:text-properties fo:color="#595959" style:font-name="Century Gothic" style:font-name-asian="Century Gothic" style:font-name-complex="Century Gothic" fo:font-size="24pt" style:font-size-asian="24pt" style:font-size-complex="24pt" fo:font-weight="normal" style:font-weight-asian="normal" style:font-weight-complex="normal"/>
    </style:style>
    <style:style style:name="ce22" style:family="table-cell" style:parent-style-name="Default" style:data-style-name="N0">
      <style:table-cell-properties style:vertical-align="middle" fo:background-color="#808080" style:repeat-content="false"/>
      <style:paragraph-properties fo:text-align="start" fo:margin-left="0cm"/>
      <style:text-properties fo:color="#FFFFFF" style:font-name="Century Gothic" style:font-name-asian="Century Gothic" style:font-name-complex="Century Gothic" fo:font-size="12pt" style:font-size-asian="12pt" style:font-size-complex="12pt"/>
    </style:style>
    <style:style style:name="ce23" style:family="table-cell" style:parent-style-name="Default" style:data-style-name="N13">
      <style:table-cell-properties fo:border-top="thin solid #BCB8AB" fo:border-bottom="thin solid #595959" fo:border-left="none" fo:border-right="none" style:vertical-align="middle" fo:background-color="transparent" style:repeat-content="false"/>
      <style:paragraph-properties fo:text-align="start" fo:margin-lef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BCB8AB" fo:border-bottom="thin solid #595959" fo:border-left="none" fo:border-right="none" style:vertical-align="middle" fo:background-color="transparent" style:repeat-content="false"/>
      <style:paragraph-properties fo:text-align="start" fo:margin-lef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25" style:family="table-cell" style:parent-style-name="Sortie" style:data-style-name="N0">
      <style:table-cell-properties fo:border-top="none" fo:border-bottom="thin solid #D9D9D9" fo:border-left="none" fo:border-right="thin solid #595959" style:vertical-align="middle" fo:background-color="#F2F2F2" style:repeat-content="false"/>
      <style:paragraph-properties fo:text-align="end" fo:margin-right="0.706cm"/>
      <style:text-properties fo:color="#000000" style:font-name="Century Gothic" style:font-name-asian="Century Gothic" style:font-name-complex="Century Gothic" fo:font-size="10pt" style:font-size-asian="10pt" style:font-size-complex="10pt" fo:font-weight="normal" style:font-weight-asian="normal" style:font-weight-complex="normal"/>
    </style:style>
    <style:style style:name="ce26" style:family="table-cell" style:parent-style-name="Sortie" style:data-style-name="N0">
      <style:table-cell-properties fo:border-top="thin solid #D9D9D9" fo:border-bottom="thin solid #D9D9D9" fo:border-left="none" fo:border-right="thin solid #595959" style:vertical-align="middle" fo:background-color="#F2F2F2" style:repeat-content="false"/>
      <style:paragraph-properties fo:text-align="end" fo:margin-right="0.706cm"/>
      <style:text-properties fo:color="#000000" style:font-name="Century Gothic" style:font-name-asian="Century Gothic" style:font-name-complex="Century Gothic" fo:font-size="10pt" style:font-size-asian="10pt" style:font-size-complex="10pt" fo:font-weight="normal" style:font-weight-asian="normal" style:font-weight-complex="normal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FFFF" style:font-name="Century Gothic" style:font-name-asian="Century Gothic" style:font-name-complex="Century Gothic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fo:background-color="#808080" style:repeat-content="false"/>
      <style:paragraph-properties fo:text-align="start" fo:margin-left="0cm"/>
      <style:text-properties fo:color="#FFFFFF" style:font-name="Century Gothic" style:font-name-asian="Century Gothic" style:font-name-complex="Century Gothic" fo:font-size="10pt" style:font-size-asian="10pt" style:font-size-complex="10pt"/>
    </style:style>
    <style:style style:name="ce29" style:family="table-cell" style:parent-style-name="Default" style:data-style-name="N13">
      <style:table-cell-properties style:vertical-align="middle" fo:wrap-option="wrap" fo:background-color="#808080" style:repeat-content="false"/>
      <style:paragraph-properties fo:text-align="center"/>
      <style:text-properties fo:color="#FFFFFF" style:font-name="Century Gothic" style:font-name-asian="Century Gothic" style:font-name-complex="Century Gothic" fo:font-size="10pt" style:font-size-asian="10pt" style:font-size-complex="10pt"/>
    </style:style>
    <style:style style:name="ce30" style:family="table-cell" style:parent-style-name="Default" style:data-style-name="N13">
      <style:table-cell-properties style:vertical-align="middle" fo:background-color="#808080" style:repeat-content="false"/>
      <style:paragraph-properties fo:text-align="start" fo:margin-left="0cm"/>
      <style:text-properties fo:color="#FFFFFF" style:font-name="Century Gothic" style:font-name-asian="Century Gothic" style:font-name-complex="Century Gothic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middle" fo:background-color="#808080" style:repeat-content="false"/>
      <style:paragraph-properties fo:text-align="center"/>
      <style:text-properties fo:color="#FFFFFF" style:font-name="Century Gothic" style:font-name-asian="Century Gothic" style:font-name-complex="Century Gothic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none" fo:border-right="thin solid #595959" style:vertical-align="middle" fo:background-color="#808080" style:repeat-content="false"/>
      <style:paragraph-properties fo:text-align="start" fo:margin-left="0cm"/>
      <style:text-properties fo:color="#FFFFFF" style:font-name="Century Gothic" style:font-name-asian="Century Gothic" style:font-name-complex="Century Gothic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 style:font-name="Century Gothic" style:font-name-asian="Century Gothic" style:font-name-complex="Century Gothic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thin solid #D0CECE" fo:border-right="thin solid #D0CECE" style:vertical-align="middle" style:repeat-content="false"/>
      <style:paragraph-properties fo:text-align="center"/>
      <style:text-properties fo:color="#595959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none" fo:border-left="none" fo:border-right="thin solid #D0CECE" style:vertical-align="middle" style:repeat-content="false"/>
      <style:paragraph-properties fo:text-align="center"/>
      <style:text-properties fo:color="#595959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353cm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background-color="#808080" style:repeat-content="false"/>
      <style:paragraph-properties fo:text-align="start" fo:margin-left="0cm"/>
      <style:text-properties fo:color="#FFFFFF" style:font-name="Century Gothic" style:font-name-asian="Century Gothic" style:font-name-complex="Century Gothic" fo:font-size="10pt" style:font-size-asian="10pt" style:font-size-complex="10pt"/>
    </style:style>
    <style:style style:name="ce39" style:family="table-cell" style:parent-style-name="Sortie" style:data-style-name="N0">
      <style:table-cell-properties fo:border-top="none" fo:border-bottom="thin solid #D9D9D9" fo:border-left="none" fo:border-right="none" style:vertical-align="middle" fo:background-color="#D9E1F2" style:repeat-content="false"/>
      <style:paragraph-properties fo:text-align="end" fo:margin-right="0.706cm"/>
      <style:text-properties fo:color="#000000" style:font-name="Century Gothic" style:font-name-asian="Century Gothic" style:font-name-complex="Century Gothic" fo:font-size="10pt" style:font-size-asian="10pt" style:font-size-complex="10pt" fo:font-weight="normal" style:font-weight-asian="normal" style:font-weight-complex="normal"/>
    </style:style>
    <style:style style:name="ce40" style:family="table-cell" style:parent-style-name="Sortie" style:data-style-name="N0">
      <style:table-cell-properties fo:border-top="thin solid #D9D9D9" fo:border-bottom="thin solid #D9D9D9" fo:border-left="none" fo:border-right="none" style:vertical-align="middle" fo:background-color="#D9E1F2" style:repeat-content="false"/>
      <style:paragraph-properties fo:text-align="end" fo:margin-right="0.706cm"/>
      <style:text-properties fo:color="#000000" style:font-name="Century Gothic" style:font-name-asian="Century Gothic" style:font-name-complex="Century Gothic" fo:font-size="10pt" style:font-size-asian="10pt" style:font-size-complex="10pt" fo:font-weight="normal" style:font-weight-asian="normal" style:font-weight-complex="normal"/>
    </style:style>
    <style:style style:name="ce4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595959" style:font-name="Century Gothic" style:font-name-asian="Century Gothic" style:font-name-complex="Century Gothic" fo:font-size="24pt" style:font-size-asian="24pt" style:font-size-complex="24pt"/>
    </style:style>
    <style:style style:name="ce43" style:family="table-cell" style:parent-style-name="Default" style:data-style-name="N0">
      <style:table-cell-properties fo:background-color="#FFFFFF"/>
    </style:style>
    <style:style style:name="ce44" style:family="table-cell" style:parent-style-name="Default" style:data-style-name="N0">
      <style:table-cell-properties fo:border-top="none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fo:color="#FFC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fo:color="#FFC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fo:color="#00B0F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fo:color="#C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fo:color="#00B05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D9D9D9" fo:border-left="none" fo:border-right="none" style:vertical-align="automatic" fo:background-color="#00B050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00B050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54" style:family="table-cell" style:parent-style-name="Default" style:data-style-name="N13">
      <style:table-cell-properties fo:border-top="none" fo:border-bottom="thin solid #D9D9D9" fo:border-left="none" fo:border-right="none" style:vertical-align="automatic" fo:background-color="#00B050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/>
    </style:style>
    <style:style style:name="ce55" style:family="table-cell" style:parent-style-name="Default" style:data-style-name="N13">
      <style:table-cell-properties fo:border-top="thin solid #D9D9D9" fo:border-bottom="thin solid #D9D9D9" fo:border-left="none" fo:border-right="none" style:vertical-align="automatic" fo:background-color="#00B050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thin solid #D0CECE" fo:border-right="none" style:vertical-align="middle" style:repeat-content="false"/>
      <style:paragraph-properties fo:text-align="center"/>
      <style:text-properties fo:color="#595959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595959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thin solid #D0CECE" fo:border-right="thin solid #D0CECE" style:vertical-align="middle" style:repeat-content="false"/>
      <style:paragraph-properties fo:text-align="center"/>
      <style:text-properties fo:color="#595959" fo:font-size="10pt" style:font-size-asian="10pt" style:font-size-complex="10pt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3.02683333333333cm" style:use-optimal-column-width="true"/>
    </style:style>
    <style:style style:name="co4" style:family="table-column">
      <style:table-column-properties fo:break-before="auto" style:column-width="0.5715cm"/>
    </style:style>
    <style:style style:name="co5" style:family="table-column">
      <style:table-column-properties fo:break-before="auto" style:column-width="3.6195cm"/>
    </style:style>
    <style:style style:name="co6" style:family="table-column">
      <style:table-column-properties fo:break-before="auto" style:column-width="2.30716666666667cm"/>
    </style:style>
    <style:style style:name="co7" style:family="table-column">
      <style:table-column-properties fo:break-before="auto" style:column-width="0.656166666666667cm"/>
    </style:style>
    <style:style style:name="co8" style:family="table-column">
      <style:table-column-properties fo:break-before="auto" style:column-width="6.39233333333333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1.12183333333333cm"/>
    </style:style>
    <style:style style:name="co11" style:family="table-column">
      <style:table-column-properties fo:break-before="auto" style:column-width="2.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22766666666667cm"/>
    </style:style>
    <style:style style:name="co14" style:family="table-column">
      <style:table-column-properties fo:break-before="auto" style:column-width="2.24366666666667cm"/>
    </style:style>
    <style:style style:name="co15" style:family="table-column">
      <style:table-column-properties fo:break-before="auto" style:column-width="2.70933333333333cm"/>
    </style:style>
    <style:style style:name="co16" style:family="table-column">
      <style:table-column-properties fo:break-before="auto" style:column-width="2.56116666666667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2.286cm"/>
    </style:style>
    <style:style style:name="co19" style:family="table-column">
      <style:table-column-properties fo:break-before="auto" style:column-width="1.73566666666667cm"/>
    </style:style>
    <style:style style:name="co20" style:family="table-column">
      <style:table-column-properties fo:break-before="auto" style:column-width="6.9215cm"/>
    </style:style>
    <style:style style:name="co21" style:family="table-column">
      <style:table-column-properties fo:break-before="auto" style:column-width="5.969cm"/>
    </style:style>
    <style:style style:name="co22" style:family="table-column">
      <style:table-column-properties fo:break-before="auto" style:column-width="0.783166666666667cm"/>
    </style:style>
    <style:style style:name="co23" style:family="table-column">
      <style:table-column-properties fo:break-before="auto" style:column-width="5.884333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30.6pt" style:use-optimal-row-height="tru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etup.$C$5:.$C$11])" table:base-cell-address="Suivi_de_projet.C4">
          <table:help-message table:display="true"/>
          <table:error-message table:display="true"/>
        </table:content-validation>
        <table:content-validation table:name="val2" table:condition="of:cell-content-is-in-list([Setup.$C$17:.$C$37])" table:base-cell-address="Suivi_de_projet.J4">
          <table:help-message table:display="true"/>
          <table:error-message table:display="true"/>
        </table:content-validation>
        <table:content-validation table:name="val3" table:condition="of:cell-content-is-in-list([Setup.$G$5:.$G$13])" table:base-cell-address="Suivi_de_projet.E4">
          <table:help-message table:display="true"/>
          <table:error-message table:display="true"/>
        </table:content-validation>
        <table:content-validation table:name="val4" table:condition="of:cell-content-is-in-list([Setup.$E$5:.$E$10])" table:base-cell-address="Suivi_de_projet.G4">
          <table:help-message table:display="true"/>
          <table:error-message table:display="true"/>
        </table:content-validation>
      </table:content-validations>
      <table:table table:name="Suivi_de_proje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9"/>
        <table:table-column table:style-name="co10" table:default-cell-style-name="ce7"/>
        <table:table-column table:style-name="co11" table:default-cell-style-name="ce6"/>
        <table:table-column table:style-name="co12" table:default-cell-style-name="ce6"/>
        <table:table-column table:style-name="co13" table:default-cell-style-name="ce8"/>
        <table:table-column table:style-name="co14" table:default-cell-style-name="ce6" table:visibility="collapse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8"/>
        <table:table-column table:style-name="co18" table:default-cell-style-name="ce6"/>
        <table:table-column table:style-name="co11" table:default-cell-style-name="ce10"/>
        <table:table-column table:style-name="co19" table:number-columns-repeated="16363" table:default-cell-style-name="ce6"/>
        <table:table-row table:style-name="ro1">
          <table:table-cell table:style-name="ce6"/>
          <table:table-cell office:value-type="string" table:style-name="ce20">
            <text:p>Suivi du projet GestionBrb</text:p>
          </table:table-cell>
          <table:table-cell table:style-name="ce19"/>
          <table:table-cell table:number-columns-repeated="6" table:style-name="ce6"/>
          <table:table-cell table:style-name="ce9"/>
          <table:table-cell table:style-name="ce7"/>
          <table:table-cell table:number-columns-repeated="7" table:style-name="ce6"/>
          <table:table-cell table:style-name="ce10"/>
          <table:table-cell table:number-columns-repeated="16365" table:style-name="ce6"/>
        </table:table-row>
        <table:table-row table:style-name="ro2">
          <table:table-cell table:number-columns-repeated="9" table:style-name="ce6"/>
          <table:table-cell table:style-name="ce9"/>
          <table:table-cell table:style-name="ce7"/>
          <table:table-cell office:value-type="string" table:number-columns-spanned="2" table:number-rows-spanned="1" table:style-name="ce56">
            <text:p>Jours prévus</text:p>
          </table:table-cell>
          <table:covered-table-cell/>
          <table:table-cell table:style-name="ce36"/>
          <table:table-cell table:style-name="ce6"/>
          <table:table-cell office:value-type="string" table:number-columns-spanned="2" table:number-rows-spanned="1" table:style-name="ce58">
            <text:p>Dates réelles</text:p>
          </table:table-cell>
          <table:covered-table-cell/>
          <table:table-cell table:style-name="ce35"/>
          <table:table-cell table:style-name="ce10"/>
          <table:table-cell table:number-columns-repeated="16365" table:style-name="ce6"/>
        </table:table-row>
        <table:table-row table:style-name="ro3">
          <table:table-cell table:style-name="ce27"/>
          <table:table-cell office:value-type="string" table:style-name="ce28">
            <text:p>Tâche</text:p>
          </table:table-cell>
          <table:table-cell office:value-type="string" table:style-name="ce31">
            <text:p>Statut<text:s/></text:p>
          </table:table-cell>
          <table:table-cell table:style-name="ce28"/>
          <table:table-cell office:value-type="string" table:style-name="ce28">
            <text:p>Catégorie</text:p>
          </table:table-cell>
          <table:table-cell table:style-name="ce28"/>
          <table:table-cell office:value-type="string" table:style-name="ce28">
            <text:p>Responsable</text:p>
          </table:table-cell>
          <table:table-cell table:style-name="ce28"/>
          <table:table-cell office:value-type="string" table:style-name="ce28">
            <text:p>Description</text:p>
          </table:table-cell>
          <table:table-cell office:value-type="string" table:style-name="ce29">
            <text:p>% Complété</text:p>
          </table:table-cell>
          <table:table-cell table:style-name="ce30"/>
          <table:table-cell office:value-type="string" table:style-name="ce31">
            <text:p>Début</text:p>
          </table:table-cell>
          <table:table-cell office:value-type="string" table:style-name="ce31">
            <text:p>Fin</text:p>
          </table:table-cell>
          <table:table-cell office:value-type="string" table:style-name="ce32">
            <text:p>Jours</text:p>
          </table:table-cell>
          <table:table-cell table:style-name="ce33"/>
          <table:table-cell office:value-type="string" table:style-name="ce31">
            <text:p>Début</text:p>
          </table:table-cell>
          <table:table-cell office:value-type="string" table:style-name="ce31">
            <text:p>Fin</text:p>
          </table:table-cell>
          <table:table-cell office:value-type="string" table:style-name="ce38">
            <text:p>Jours</text:p>
          </table:table-cell>
          <table:table-cell table:style-name="ce41"/>
          <table:table-cell table:number-columns-repeated="16365" table:style-name="ce34"/>
        </table:table-row>
        <table:table-row table:style-name="ro4">
          <table:table-cell table:style-name="ce27"/>
          <table:table-cell office:value-type="float" office:value="0" table:style-name="ce11">
            <text:p>0</text:p>
          </table:table-cell>
          <table:table-cell office:value-type="string" table:content-validation-name="val1" table:style-name="ce50">
            <text:p>Terminé</text:p>
          </table:table-cell>
          <table:table-cell table:content-validation-name="val1" table:style-name="ce11"/>
          <table:table-cell office:value-type="string" table:content-validation-name="val3" table:style-name="ce11">
            <text:p>Modélisation</text:p>
          </table:table-cell>
          <table:table-cell table:content-validation-name="val1" table:style-name="ce11"/>
          <table:table-cell office:value-type="string" table:content-validation-name="val4" table:style-name="ce44">
            <text:p>Tout le monde</text:p>
          </table:table-cell>
          <table:table-cell table:content-validation-name="val4" table:style-name="ce11"/>
          <table:table-cell office:value-type="string" table:style-name="ce52">
            <text:p>MCD</text:p>
          </table:table-cell>
          <table:table-cell office:value-type="percentage" office:value="1" table:content-validation-name="val2" table:style-name="ce54">
            <text:p>100%</text:p>
          </table:table-cell>
          <table:table-cell table:content-validation-name="val2" table:style-name="ce12"/>
          <table:table-cell office:value-type="date" office:date-value="2019-10-08T00:00:00" table:style-name="ce13">
            <text:p>08/10/2019</text:p>
          </table:table-cell>
          <table:table-cell office:value-type="date" office:date-value="2019-10-10T00:00:00" table:style-name="ce13">
            <text:p>10/10/2019</text:p>
          </table:table-cell>
          <table:table-cell office:value-type="float" office:value="2" table:formula="of:=DAYS360([.L4];[.M4]; FALSE)" table:style-name="ce25">
            <text:p>2</text:p>
          </table:table-cell>
          <table:table-cell table:style-name="ce10"/>
          <table:table-cell office:value-type="date" office:date-value="2019-10-08T00:00:00" table:style-name="ce13">
            <text:p>08/10/2019</text:p>
          </table:table-cell>
          <table:table-cell office:value-type="date" office:date-value="2019-10-10T00:00:00" table:style-name="ce13">
            <text:p>10/10/2019</text:p>
          </table:table-cell>
          <table:table-cell office:value-type="float" office:value="2" table:formula="of:=DAYS360([.P4];[.Q4])" table:style-name="ce39">
            <text:p>2</text:p>
          </table:table-cell>
          <table:table-cell table:style-name="ce41"/>
          <table:table-cell table:number-columns-repeated="16365" table:style-name="ce34"/>
        </table:table-row>
        <table:table-row table:style-name="ro5">
          <table:table-cell table:style-name="ce6"/>
          <table:table-cell office:value-type="float" office:value="1" table:style-name="ce11">
            <text:p>1</text:p>
          </table:table-cell>
          <table:table-cell office:value-type="string" table:content-validation-name="val1" table:style-name="ce50">
            <text:p>Terminé</text:p>
          </table:table-cell>
          <table:table-cell table:content-validation-name="val1" table:style-name="ce11"/>
          <table:table-cell office:value-type="string" table:content-validation-name="val3" table:style-name="ce11">
            <text:p>Modélisation</text:p>
          </table:table-cell>
          <table:table-cell table:content-validation-name="val1" table:style-name="ce11"/>
          <table:table-cell office:value-type="string" table:content-validation-name="val4" table:style-name="ce45">
            <text:p>Léo</text:p>
          </table:table-cell>
          <table:table-cell table:content-validation-name="val4" table:style-name="ce11"/>
          <table:table-cell office:value-type="string" table:style-name="ce52">
            <text:p>Diagramme cas d'utilisation</text:p>
          </table:table-cell>
          <table:table-cell office:value-type="percentage" office:value="1" table:content-validation-name="val2" table:style-name="ce54">
            <text:p>100%</text:p>
          </table:table-cell>
          <table:table-cell table:content-validation-name="val2" table:style-name="ce12"/>
          <table:table-cell office:value-type="date" office:date-value="2019-10-12T00:00:00" table:style-name="ce13">
            <text:p>12/10/2019</text:p>
          </table:table-cell>
          <table:table-cell office:value-type="date" office:date-value="2019-10-17T00:00:00" table:style-name="ce13">
            <text:p>17/10/2019</text:p>
          </table:table-cell>
          <table:table-cell office:value-type="float" office:value="5" table:formula="of:=DAYS360([.L5];[.M5]; FALSE)" table:style-name="ce25">
            <text:p>5</text:p>
          </table:table-cell>
          <table:table-cell table:style-name="ce10"/>
          <table:table-cell office:value-type="date" office:date-value="2019-10-12T00:00:00" table:style-name="ce13">
            <text:p>12/10/2019</text:p>
          </table:table-cell>
          <table:table-cell office:value-type="date" office:date-value="2019-10-17T00:00:00" table:style-name="ce13">
            <text:p>17/10/2019</text:p>
          </table:table-cell>
          <table:table-cell office:value-type="float" office:value="5" table:formula="of:=DAYS360([.P5];[.Q5])" table:style-name="ce39">
            <text:p>5</text:p>
          </table:table-cell>
          <table:table-cell table:style-name="ce10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2" table:style-name="ce14">
            <text:p>2</text:p>
          </table:table-cell>
          <table:table-cell office:value-type="string" table:content-validation-name="val1" table:style-name="ce51">
            <text:p>Terminé</text:p>
          </table:table-cell>
          <table:table-cell table:content-validation-name="val1" table:style-name="ce14"/>
          <table:table-cell office:value-type="string" table:content-validation-name="val3" table:style-name="ce11">
            <text:p>Modélisation</text:p>
          </table:table-cell>
          <table:table-cell table:content-validation-name="val1" table:style-name="ce14"/>
          <table:table-cell office:value-type="string" table:content-validation-name="val4" table:style-name="ce47">
            <text:p>Sophie</text:p>
          </table:table-cell>
          <table:table-cell table:style-name="ce14"/>
          <table:table-cell office:value-type="string" table:style-name="ce53">
            <text:p>Diagramme de classe</text:p>
          </table:table-cell>
          <table:table-cell office:value-type="percentage" office:value="1" table:content-validation-name="val2" table:style-name="ce55">
            <text:p>100%</text:p>
          </table:table-cell>
          <table:table-cell table:content-validation-name="val2" table:style-name="ce16"/>
          <table:table-cell office:value-type="date" office:date-value="2019-10-12T00:00:00" table:style-name="ce13">
            <text:p>12/10/2019</text:p>
          </table:table-cell>
          <table:table-cell office:value-type="date" office:date-value="2019-10-17T00:00:00" table:style-name="ce13">
            <text:p>17/10/2019</text:p>
          </table:table-cell>
          <table:table-cell office:value-type="float" office:value="5" table:formula="of:=DAYS360([.L6];[.M6])" table:style-name="ce26">
            <text:p>5</text:p>
          </table:table-cell>
          <table:table-cell table:style-name="ce10"/>
          <table:table-cell office:value-type="date" office:date-value="2019-10-12T00:00:00" table:style-name="ce13">
            <text:p>12/10/2019</text:p>
          </table:table-cell>
          <table:table-cell office:value-type="date" office:date-value="2019-10-17T00:00:00" table:style-name="ce13">
            <text:p>17/10/2019</text:p>
          </table:table-cell>
          <table:table-cell office:value-type="float" office:value="5" table:formula="of:=DAYS360([.P6];[.Q6])" table:style-name="ce40">
            <text:p>5</text:p>
          </table:table-cell>
          <table:table-cell table:style-name="ce10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3" table:style-name="ce14">
            <text:p>3</text:p>
          </table:table-cell>
          <table:table-cell office:value-type="string" table:content-validation-name="val1" table:style-name="ce51">
            <text:p>Terminé</text:p>
          </table:table-cell>
          <table:table-cell table:content-validation-name="val1" table:style-name="ce14"/>
          <table:table-cell office:value-type="string" table:content-validation-name="val3" table:style-name="ce11">
            <text:p>Modélisation</text:p>
          </table:table-cell>
          <table:table-cell table:content-validation-name="val1" table:style-name="ce14"/>
          <table:table-cell office:value-type="string" table:content-validation-name="val4" table:style-name="ce48">
            <text:p>Linxin</text:p>
          </table:table-cell>
          <table:table-cell table:style-name="ce14"/>
          <table:table-cell office:value-type="string" table:style-name="ce53">
            <text:p>Diagramme cas d'utilisation</text:p>
          </table:table-cell>
          <table:table-cell office:value-type="percentage" office:value="1" table:content-validation-name="val2" table:style-name="ce55">
            <text:p>100%</text:p>
          </table:table-cell>
          <table:table-cell table:content-validation-name="val2" table:style-name="ce16"/>
          <table:table-cell office:value-type="date" office:date-value="2019-10-12T00:00:00" table:style-name="ce13">
            <text:p>12/10/2019</text:p>
          </table:table-cell>
          <table:table-cell office:value-type="date" office:date-value="2019-10-17T00:00:00" table:style-name="ce13">
            <text:p>17/10/2019</text:p>
          </table:table-cell>
          <table:table-cell office:value-type="float" office:value="5" table:formula="of:=DAYS360([.L7];[.M7])" table:style-name="ce26">
            <text:p>5</text:p>
          </table:table-cell>
          <table:table-cell table:style-name="ce10"/>
          <table:table-cell office:value-type="date" office:date-value="2019-10-12T00:00:00" table:style-name="ce13">
            <text:p>12/10/2019</text:p>
          </table:table-cell>
          <table:table-cell office:value-type="date" office:date-value="2019-10-17T00:00:00" table:style-name="ce13">
            <text:p>17/10/2019</text:p>
          </table:table-cell>
          <table:table-cell office:value-type="float" office:value="5" table:formula="of:=DAYS360([.P7];[.Q7])" table:style-name="ce40">
            <text:p>5</text:p>
          </table:table-cell>
          <table:table-cell table:style-name="ce10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4" table:style-name="ce14">
            <text:p>4</text:p>
          </table:table-cell>
          <table:table-cell office:value-type="string" table:content-validation-name="val1" table:style-name="ce51">
            <text:p>Terminé</text:p>
          </table:table-cell>
          <table:table-cell table:content-validation-name="val1" table:style-name="ce14"/>
          <table:table-cell office:value-type="string" table:content-validation-name="val3" table:style-name="ce11">
            <text:p>Modélisation</text:p>
          </table:table-cell>
          <table:table-cell table:content-validation-name="val1" table:style-name="ce14"/>
          <table:table-cell office:value-type="string" table:content-validation-name="val4" table:style-name="ce49">
            <text:p>Roman</text:p>
          </table:table-cell>
          <table:table-cell table:style-name="ce14"/>
          <table:table-cell office:value-type="string" table:style-name="ce53">
            <text:p>Diagramme de classe</text:p>
          </table:table-cell>
          <table:table-cell office:value-type="percentage" office:value="1" table:content-validation-name="val2" table:style-name="ce55">
            <text:p>100%</text:p>
          </table:table-cell>
          <table:table-cell table:content-validation-name="val2" table:style-name="ce16"/>
          <table:table-cell office:value-type="date" office:date-value="2019-10-12T00:00:00" table:style-name="ce13">
            <text:p>12/10/2019</text:p>
          </table:table-cell>
          <table:table-cell office:value-type="date" office:date-value="2019-10-17T00:00:00" table:style-name="ce13">
            <text:p>17/10/2019</text:p>
          </table:table-cell>
          <table:table-cell office:value-type="float" office:value="5" table:formula="of:=DAYS360([.L8];[.M8])" table:style-name="ce26">
            <text:p>5</text:p>
          </table:table-cell>
          <table:table-cell table:style-name="ce10"/>
          <table:table-cell office:value-type="date" office:date-value="2019-10-12T00:00:00" table:style-name="ce13">
            <text:p>12/10/2019</text:p>
          </table:table-cell>
          <table:table-cell office:value-type="date" office:date-value="2019-10-17T00:00:00" table:style-name="ce13">
            <text:p>17/10/2019</text:p>
          </table:table-cell>
          <table:table-cell office:value-type="float" office:value="5" table:formula="of:=DAYS360([.P8];[.Q8])" table:style-name="ce40">
            <text:p>5</text:p>
          </table:table-cell>
          <table:table-cell table:style-name="ce10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5" table:style-name="ce14">
            <text:p>5</text:p>
          </table:table-cell>
          <table:table-cell office:value-type="string" table:content-validation-name="val1" table:style-name="ce51">
            <text:p>Terminé</text:p>
          </table:table-cell>
          <table:table-cell table:content-validation-name="val1" table:style-name="ce14"/>
          <table:table-cell office:value-type="string" table:content-validation-name="val3" table:style-name="ce14">
            <text:p>Modélisation</text:p>
          </table:table-cell>
          <table:table-cell table:content-validation-name="val1" table:style-name="ce14"/>
          <table:table-cell office:value-type="string" table:content-validation-name="val4" table:style-name="ce47">
            <text:p>Sophie</text:p>
          </table:table-cell>
          <table:table-cell table:style-name="ce14"/>
          <table:table-cell office:value-type="string" table:style-name="ce53">
            <text:p>Diagramme de Gantt</text:p>
          </table:table-cell>
          <table:table-cell office:value-type="percentage" office:value="1" table:content-validation-name="val2" table:style-name="ce55">
            <text:p>100%</text:p>
          </table:table-cell>
          <table:table-cell table:content-validation-name="val2" table:style-name="ce16"/>
          <table:table-cell office:value-type="date" office:date-value="2019-10-17T00:00:00" table:style-name="ce17">
            <text:p>17/10/2019</text:p>
          </table:table-cell>
          <table:table-cell office:value-type="date" office:date-value="2019-10-19T00:00:00" table:style-name="ce17">
            <text:p>19/10/2019</text:p>
          </table:table-cell>
          <table:table-cell office:value-type="float" office:value="2" table:formula="of:=DAYS360([.L9];[.M9])" table:style-name="ce26">
            <text:p>2</text:p>
          </table:table-cell>
          <table:table-cell table:style-name="ce10"/>
          <table:table-cell office:value-type="date" office:date-value="2019-10-17T00:00:00" table:style-name="ce17">
            <text:p>17/10/2019</text:p>
          </table:table-cell>
          <table:table-cell office:value-type="date" office:date-value="2019-10-19T00:00:00" table:style-name="ce17">
            <text:p>19/10/2019</text:p>
          </table:table-cell>
          <table:table-cell office:value-type="float" office:value="2" table:formula="of:=DAYS360([.P9];[.Q9])" table:style-name="ce40">
            <text:p>2</text:p>
          </table:table-cell>
          <table:table-cell table:style-name="ce10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6" table:style-name="ce14">
            <text:p>6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Page de connexion</text:p>
          </table:table-cell>
          <table:table-cell table:content-validation-name="val1" table:style-name="ce14"/>
          <table:table-cell office:value-type="string" table:content-validation-name="val4" table:style-name="ce46">
            <text:p>Léo</text:p>
          </table:table-cell>
          <table:table-cell table:style-name="ce14"/>
          <table:table-cell office:value-type="string" table:style-name="ce14">
            <text:p>Etablir le système de connexion (sql)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2T00:00:00" table:style-name="ce17">
            <text:p>22/10/2019</text:p>
          </table:table-cell>
          <table:table-cell office:value-type="date" office:date-value="2019-10-24T00:00:00" table:style-name="ce17">
            <text:p>24/10/2019</text:p>
          </table:table-cell>
          <table:table-cell office:value-type="float" office:value="2" table:formula="of:=DAYS360([.L10];[.M10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10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7" table:style-name="ce14">
            <text:p>7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7">
            <text:p>Sophie</text:p>
          </table:table-cell>
          <table:table-cell table:style-name="ce14"/>
          <table:table-cell office:value-type="string" table:style-name="ce14">
            <text:p>Effectuer le menu des réservations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5T00:00:00" table:style-name="ce17">
            <text:p>25/10/2019</text:p>
          </table:table-cell>
          <table:table-cell office:value-type="date" office:date-value="2019-10-25T00:00:00" table:style-name="ce17">
            <text:p>25/10/2019</text:p>
          </table:table-cell>
          <table:table-cell office:value-type="float" office:value="0" table:formula="of:=DAYS360([.L11];[.M11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10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8" table:style-name="ce14">
            <text:p>8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Page de connexion</text:p>
          </table:table-cell>
          <table:table-cell table:content-validation-name="val1" table:style-name="ce14"/>
          <table:table-cell office:value-type="string" table:content-validation-name="val4" table:style-name="ce46">
            <text:p>Léo</text:p>
          </table:table-cell>
          <table:table-cell table:style-name="ce14"/>
          <table:table-cell office:value-type="string" table:style-name="ce14">
            <text:p>Page de connexion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5T00:00:00" table:style-name="ce17">
            <text:p>25/10/2019</text:p>
          </table:table-cell>
          <table:table-cell office:value-type="date" office:date-value="2019-10-27T00:00:00" table:style-name="ce17">
            <text:p>27/10/2019</text:p>
          </table:table-cell>
          <table:table-cell office:value-type="float" office:value="2" table:formula="of:=DAYS360([.L12];[.M12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10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9" table:style-name="ce14">
            <text:p>9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Administration</text:p>
          </table:table-cell>
          <table:table-cell table:content-validation-name="val1" table:style-name="ce14"/>
          <table:table-cell office:value-type="string" table:content-validation-name="val4" table:style-name="ce49">
            <text:p>Roman</text:p>
          </table:table-cell>
          <table:table-cell table:style-name="ce14"/>
          <table:table-cell office:value-type="string" table:style-name="ce14">
            <text:p>Gérer tables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2T00:00:00" table:style-name="ce17">
            <text:p>22/10/2019</text:p>
          </table:table-cell>
          <table:table-cell office:value-type="date" office:date-value="2019-10-23T00:00:00" table:style-name="ce17">
            <text:p>23/10/2019</text:p>
          </table:table-cell>
          <table:table-cell office:value-type="float" office:value="1" table:formula="of:=DAYS360([.L13];[.M13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2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10" table:style-name="ce14">
            <text:p>10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Administration</text:p>
          </table:table-cell>
          <table:table-cell table:content-validation-name="val1" table:style-name="ce14"/>
          <table:table-cell office:value-type="string" table:content-validation-name="val4" table:style-name="ce46">
            <text:p>Léo</text:p>
          </table:table-cell>
          <table:table-cell table:style-name="ce14"/>
          <table:table-cell office:value-type="string" table:style-name="ce14">
            <text:p>Gérer fournisseur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2T00:00:00" table:style-name="ce17">
            <text:p>22/10/2019</text:p>
          </table:table-cell>
          <table:table-cell office:value-type="date" office:date-value="2019-10-23T00:00:00" table:style-name="ce17">
            <text:p>23/10/2019</text:p>
          </table:table-cell>
          <table:table-cell office:value-type="float" office:value="1" table:formula="of:=DAYS360([.L14];[.M14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11" table:style-name="ce14">
            <text:p>11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Paramètres</text:p>
          </table:table-cell>
          <table:table-cell table:content-validation-name="val1" table:style-name="ce14"/>
          <table:table-cell office:value-type="string" table:content-validation-name="val4" table:style-name="ce48">
            <text:p>Linxin</text:p>
          </table:table-cell>
          <table:table-cell table:style-name="ce14"/>
          <table:table-cell office:value-type="string" table:style-name="ce14">
            <text:p>Modifier langue du programme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3T00:00:00" table:style-name="ce17">
            <text:p>23/10/2019</text:p>
          </table:table-cell>
          <table:table-cell office:value-type="date" office:date-value="2019-10-24T00:00:00" table:style-name="ce17">
            <text:p>24/10/2019</text:p>
          </table:table-cell>
          <table:table-cell office:value-type="float" office:value="1" table:formula="of:=DAYS360([.L15];[.M15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 table:style-name="ce6"/>
          <table:table-cell office:value-type="float" office:value="12" table:style-name="ce14">
            <text:p>12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Paramètres</text:p>
          </table:table-cell>
          <table:table-cell table:content-validation-name="val1" table:style-name="ce14"/>
          <table:table-cell office:value-type="string" table:content-validation-name="val4" table:style-name="ce48">
            <text:p>Linxin</text:p>
          </table:table-cell>
          <table:table-cell table:style-name="ce14"/>
          <table:table-cell office:value-type="string" table:style-name="ce14">
            <text:p>Modifier couleur de fond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2T00:00:00" table:style-name="ce17">
            <text:p>22/10/2019</text:p>
          </table:table-cell>
          <table:table-cell office:value-type="date" office:date-value="2019-10-24T00:00:00" table:style-name="ce17">
            <text:p>24/10/2019</text:p>
          </table:table-cell>
          <table:table-cell office:value-type="float" office:value="2" table:formula="of:=DAYS360([.L16];[.M16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13" table:style-name="ce14">
            <text:p>13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Administration</text:p>
          </table:table-cell>
          <table:table-cell table:content-validation-name="val1" table:style-name="ce14"/>
          <table:table-cell office:value-type="string" table:content-validation-name="val4" table:style-name="ce46">
            <text:p>Léo</text:p>
          </table:table-cell>
          <table:table-cell table:style-name="ce14"/>
          <table:table-cell office:value-type="string" table:style-name="ce14">
            <text:p>Gérer plats et ingrédients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4T00:00:00" table:style-name="ce17">
            <text:p>24/10/2019</text:p>
          </table:table-cell>
          <table:table-cell office:value-type="date" office:date-value="2019-10-25T00:00:00" table:style-name="ce17">
            <text:p>25/10/2019</text:p>
          </table:table-cell>
          <table:table-cell office:value-type="float" office:value="1" table:formula="of:=DAYS360([.L17];[.M17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14" table:style-name="ce14">
            <text:p>14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stock</text:p>
          </table:table-cell>
          <table:table-cell table:content-validation-name="val1" table:style-name="ce14"/>
          <table:table-cell office:value-type="string" table:content-validation-name="val4" table:style-name="ce48">
            <text:p>Linxin</text:p>
          </table:table-cell>
          <table:table-cell table:style-name="ce14"/>
          <table:table-cell office:value-type="string" table:style-name="ce14">
            <text:p>Tableau stock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6T00:00:00" table:style-name="ce17">
            <text:p>26/10/2019</text:p>
          </table:table-cell>
          <table:table-cell office:value-type="date" office:date-value="2019-10-27T00:00:00" table:style-name="ce17">
            <text:p>27/10/2019</text:p>
          </table:table-cell>
          <table:table-cell office:value-type="float" office:value="1" table:formula="of:=DAYS360([.L18];[.M18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15" table:style-name="ce14">
            <text:p>15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principal</text:p>
          </table:table-cell>
          <table:table-cell table:content-validation-name="val1" table:style-name="ce14"/>
          <table:table-cell office:value-type="string" table:content-validation-name="val4" table:style-name="ce49">
            <text:p>Roman</text:p>
          </table:table-cell>
          <table:table-cell table:style-name="ce14"/>
          <table:table-cell office:value-type="string" table:style-name="ce14">
            <text:p>Réaliser le menu principal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8T00:00:00" table:style-name="ce17">
            <text:p>28/10/2019</text:p>
          </table:table-cell>
          <table:table-cell office:value-type="date" office:date-value="2019-10-28T00:00:00" table:style-name="ce17">
            <text:p>28/10/2019</text:p>
          </table:table-cell>
          <table:table-cell office:value-type="float" office:value="0" table:formula="of:=DAYS360([.L19];[.M19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16" table:style-name="ce14">
            <text:p>16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7">
            <text:p>Sophie</text:p>
          </table:table-cell>
          <table:table-cell table:style-name="ce14"/>
          <table:table-cell office:value-type="string" table:style-name="ce14">
            <text:p>Occupation tables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8T00:00:00" table:style-name="ce17">
            <text:p>28/10/2019</text:p>
          </table:table-cell>
          <table:table-cell office:value-type="date" office:date-value="2019-10-30T00:00:00" table:style-name="ce17">
            <text:p>30/10/2019</text:p>
          </table:table-cell>
          <table:table-cell office:value-type="float" office:value="2" table:formula="of:=DAYS360([.L20];[.M20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17" table:style-name="ce14">
            <text:p>17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stock</text:p>
          </table:table-cell>
          <table:table-cell table:content-validation-name="val1" table:style-name="ce14"/>
          <table:table-cell office:value-type="string" table:content-validation-name="val4" table:style-name="ce48">
            <text:p>Linxin</text:p>
          </table:table-cell>
          <table:table-cell table:style-name="ce14"/>
          <table:table-cell office:value-type="string" table:style-name="ce14">
            <text:p>Commande ingredients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28T00:00:00" table:style-name="ce17">
            <text:p>28/10/2019</text:p>
          </table:table-cell>
          <table:table-cell office:value-type="date" office:date-value="2019-10-30T00:00:00" table:style-name="ce17">
            <text:p>30/10/2019</text:p>
          </table:table-cell>
          <table:table-cell office:value-type="float" office:value="2" table:formula="of:=DAYS360([.L21];[.M21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18" table:style-name="ce14">
            <text:p>18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7">
            <text:p>Sophie</text:p>
          </table:table-cell>
          <table:table-cell table:style-name="ce14"/>
          <table:table-cell office:value-type="string" table:style-name="ce14">
            <text:p>Démarrer une nouvelle commande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31T00:00:00" table:style-name="ce17">
            <text:p>31/10/2019</text:p>
          </table:table-cell>
          <table:table-cell office:value-type="date" office:date-value="2019-11-02T00:00:00" table:style-name="ce17">
            <text:p>02/11/2019</text:p>
          </table:table-cell>
          <table:table-cell office:value-type="float" office:value="2" table:formula="of:=DAYS360([.L22];[.M22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19" table:style-name="ce14">
            <text:p>19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9">
            <text:p>Roman</text:p>
          </table:table-cell>
          <table:table-cell table:style-name="ce14"/>
          <table:table-cell office:value-type="string" table:style-name="ce14">
            <text:p>Afficher calendrier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0-31T00:00:00" table:style-name="ce17">
            <text:p>31/10/2019</text:p>
          </table:table-cell>
          <table:table-cell office:value-type="date" office:date-value="2019-11-01T00:00:00" table:style-name="ce17">
            <text:p>01/11/2019</text:p>
          </table:table-cell>
          <table:table-cell office:value-type="float" office:value="1" table:formula="of:=DAYS360([.L23];[.M23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0" table:style-name="ce14">
            <text:p>20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7">
            <text:p>Sophie</text:p>
          </table:table-cell>
          <table:table-cell table:style-name="ce14"/>
          <table:table-cell office:value-type="string" table:style-name="ce14">
            <text:p>Catalogue commande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03T00:00:00" table:style-name="ce17">
            <text:p>03/11/2019</text:p>
          </table:table-cell>
          <table:table-cell office:value-type="date" office:date-value="2019-11-05T00:00:00" table:style-name="ce17">
            <text:p>05/11/2019</text:p>
          </table:table-cell>
          <table:table-cell office:value-type="float" office:value="2" table:formula="of:=DAYS360([.L24];[.M24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1" table:style-name="ce14">
            <text:p>21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9">
            <text:p>Roman</text:p>
          </table:table-cell>
          <table:table-cell table:style-name="ce14"/>
          <table:table-cell office:value-type="string" table:style-name="ce14">
            <text:p>Gestion du calendrier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02T00:00:00" table:style-name="ce17">
            <text:p>02/11/2019</text:p>
          </table:table-cell>
          <table:table-cell office:value-type="date" office:date-value="2019-11-03T00:00:00" table:style-name="ce17">
            <text:p>03/11/2019</text:p>
          </table:table-cell>
          <table:table-cell office:value-type="float" office:value="1" table:formula="of:=DAYS360([.L25];[.M25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2" table:style-name="ce14">
            <text:p>22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7">
            <text:p>Sophie</text:p>
          </table:table-cell>
          <table:table-cell table:style-name="ce14"/>
          <table:table-cell office:value-type="string" table:style-name="ce14">
            <text:p>Tableau recapitulatif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08T00:00:00" table:style-name="ce17">
            <text:p>08/11/2019</text:p>
          </table:table-cell>
          <table:table-cell office:value-type="date" office:date-value="2019-11-10T00:00:00" table:style-name="ce17">
            <text:p>10/11/2019</text:p>
          </table:table-cell>
          <table:table-cell office:value-type="float" office:value="2" table:formula="of:=DAYS360([.L26];[.M26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3" table:style-name="ce14">
            <text:p>23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A la carte</text:p>
          </table:table-cell>
          <table:table-cell table:content-validation-name="val1" table:style-name="ce14"/>
          <table:table-cell office:value-type="string" table:content-validation-name="val4" table:style-name="ce46">
            <text:p>Léo</text:p>
          </table:table-cell>
          <table:table-cell table:style-name="ce14"/>
          <table:table-cell office:value-type="string" table:style-name="ce14">
            <text:p>Afficher le menu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06T00:00:00" table:style-name="ce17">
            <text:p>06/11/2019</text:p>
          </table:table-cell>
          <table:table-cell office:value-type="date" office:date-value="2019-11-07T00:00:00" table:style-name="ce17">
            <text:p>07/11/2019</text:p>
          </table:table-cell>
          <table:table-cell office:value-type="float" office:value="1" table:formula="of:=DAYS360([.L27];[.M27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4" table:style-name="ce14">
            <text:p>24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A la carte</text:p>
          </table:table-cell>
          <table:table-cell table:content-validation-name="val1" table:style-name="ce14"/>
          <table:table-cell office:value-type="string" table:content-validation-name="val4" table:style-name="ce48">
            <text:p>Linxin</text:p>
          </table:table-cell>
          <table:table-cell table:style-name="ce14"/>
          <table:table-cell office:value-type="string" table:style-name="ce14">
            <text:p>Afficher ingredients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08T00:00:00" table:style-name="ce17">
            <text:p>08/11/2019</text:p>
          </table:table-cell>
          <table:table-cell office:value-type="date" office:date-value="2019-11-10T00:00:00" table:style-name="ce17">
            <text:p>10/11/2019</text:p>
          </table:table-cell>
          <table:table-cell office:value-type="float" office:value="2" table:formula="of:=DAYS360([.L28];[.M28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5" table:style-name="ce14">
            <text:p>25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6">
            <text:p>Léo</text:p>
          </table:table-cell>
          <table:table-cell table:style-name="ce14"/>
          <table:table-cell office:value-type="string" table:style-name="ce14">
            <text:p>Boutons commande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08T00:00:00" table:style-name="ce17">
            <text:p>08/11/2019</text:p>
          </table:table-cell>
          <table:table-cell office:value-type="date" office:date-value="2019-11-10T00:00:00" table:style-name="ce17">
            <text:p>10/11/2019</text:p>
          </table:table-cell>
          <table:table-cell office:value-type="float" office:value="2" table:formula="of:=DAYS360([.L29];[.M29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6" table:style-name="ce14">
            <text:p>26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Menu commande</text:p>
          </table:table-cell>
          <table:table-cell table:content-validation-name="val1" table:style-name="ce14"/>
          <table:table-cell office:value-type="string" table:content-validation-name="val4" table:style-name="ce46">
            <text:p>Léo</text:p>
          </table:table-cell>
          <table:table-cell table:style-name="ce14"/>
          <table:table-cell office:value-type="string" table:style-name="ce14">
            <text:p>Paiement commande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08T00:00:00" table:style-name="ce17">
            <text:p>08/11/2019</text:p>
          </table:table-cell>
          <table:table-cell office:value-type="date" office:date-value="2019-11-10T00:00:00" table:style-name="ce17">
            <text:p>10/11/2019</text:p>
          </table:table-cell>
          <table:table-cell office:value-type="float" office:value="2" table:formula="of:=DAYS360([.L30];[.M30])" table:style-name="ce26">
            <text:p>2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7" table:style-name="ce14">
            <text:p>27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Administration</text:p>
          </table:table-cell>
          <table:table-cell table:content-validation-name="val1" table:style-name="ce14"/>
          <table:table-cell office:value-type="string" table:content-validation-name="val4" table:style-name="ce47">
            <text:p>Sophie</text:p>
          </table:table-cell>
          <table:table-cell table:style-name="ce14"/>
          <table:table-cell office:value-type="string" table:style-name="ce14">
            <text:p>Historique commande</text:p>
          </table:table-cell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1T00:00:00" table:style-name="ce17">
            <text:p>11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1" table:formula="of:=DAYS360([.L31];[.M31])" table:style-name="ce26">
            <text:p>1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8" table:style-name="ce14">
            <text:p>28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32];[.M32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29" table:style-name="ce14">
            <text:p>29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33];[.M33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30" table:style-name="ce14">
            <text:p>30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34];[.M34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31" table:style-name="ce14">
            <text:p>31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35];[.M35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32" table:style-name="ce14">
            <text:p>32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36];[.M36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33" table:style-name="ce14">
            <text:p>33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37];[.M37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34" table:style-name="ce14">
            <text:p>34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38];[.M38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35" table:style-name="ce14">
            <text:p>35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39];[.M39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43"/>
          <table:table-cell table:number-columns-repeated="16365" table:style-name="ce6"/>
        </table:table-row>
        <table:table-row table:style-name="ro5">
          <table:table-cell/>
          <table:table-cell office:value-type="float" office:value="36" table:style-name="ce14">
            <text:p>36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40];[.M40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10"/>
          <table:table-cell table:number-columns-repeated="16365" table:style-name="ce6"/>
        </table:table-row>
        <table:table-row table:style-name="ro5">
          <table:table-cell/>
          <table:table-cell office:value-type="float" office:value="37" table:style-name="ce14">
            <text:p>37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41];[.M41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10"/>
          <table:table-cell table:number-columns-repeated="16365" table:style-name="ce6"/>
        </table:table-row>
        <table:table-row table:style-name="ro5">
          <table:table-cell/>
          <table:table-cell office:value-type="float" office:value="38" table:style-name="ce14">
            <text:p>38</text:p>
          </table:table-cell>
          <table:table-cell office:value-type="string" table:content-validation-name="val1" table:style-name="ce18">
            <text:p>Non commencé</text:p>
          </table:table-cell>
          <table:table-cell table:content-validation-name="val1" table:style-name="ce14"/>
          <table:table-cell office:value-type="string" table:content-validation-name="val3" table:style-name="ce14">
            <text:p> </text:p>
          </table:table-cell>
          <table:table-cell table:content-validation-name="val1" table:style-name="ce14"/>
          <table:table-cell office:value-type="string" table:content-validation-name="val4" table:style-name="ce14">
            <text:p> </text:p>
          </table:table-cell>
          <table:table-cell table:number-columns-repeated="2" table:style-name="ce14"/>
          <table:table-cell office:value-type="percentage" office:value="0" table:content-validation-name="val2" table:style-name="ce15">
            <text:p>0%</text:p>
          </table:table-cell>
          <table:table-cell table:content-validation-name="val2" table:style-name="ce16"/>
          <table:table-cell office:value-type="date" office:date-value="2019-11-12T00:00:00" table:style-name="ce17">
            <text:p>12/11/2019</text:p>
          </table:table-cell>
          <table:table-cell office:value-type="date" office:date-value="2019-11-12T00:00:00" table:style-name="ce17">
            <text:p>12/11/2019</text:p>
          </table:table-cell>
          <table:table-cell office:value-type="float" office:value="0" table:formula="of:=DAYS360([.L42];[.M42])" table:style-name="ce26">
            <text:p>0</text:p>
          </table:table-cell>
          <table:table-cell table:style-name="ce10"/>
          <table:table-cell table:number-columns-repeated="2" table:style-name="ce17"/>
          <table:table-cell table:style-name="ce40"/>
          <table:table-cell table:style-name="ce10"/>
          <table:table-cell table:number-columns-repeated="16365" table:style-name="ce6"/>
        </table:table-row>
        <table:table-row table:style-name="ro5">
          <table:table-cell/>
          <table:table-cell table:number-columns-repeated="8" table:style-name="ce6"/>
          <table:table-cell table:style-name="ce9"/>
          <table:table-cell table:style-name="ce7"/>
          <table:table-cell table:number-columns-repeated="7" table:style-name="ce6"/>
          <table:table-cell table:style-name="ce10"/>
          <table:table-cell table:number-columns-repeated="16365" table:style-name="ce6"/>
        </table:table-row>
        <table:table-row table:number-rows-repeated="1048533" table:style-name="ro5">
          <table:table-cell table:number-columns-repeated="16384"/>
        </table:table-row>
      </table:table>
      <table:table table:name="Setup" table:style-name="ta1">
        <table:table-column table:style-name="co19" table:number-columns-repeated="2" table:default-cell-style-name="ce1"/>
        <table:table-column table:style-name="co20" table:default-cell-style-name="ce1"/>
        <table:table-column table:style-name="co4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7" table:default-cell-style-name="ce1"/>
        <table:table-column table:style-name="co19" table:number-columns-repeated="16376" table:default-cell-style-name="ce1"/>
        <table:table-row table:style-name="ro6">
          <table:table-cell table:number-columns-repeated="16384"/>
        </table:table-row>
        <table:table-row table:style-name="ro7">
          <table:table-cell table:number-columns-repeated="2"/>
          <table:table-cell office:value-type="string" table:style-name="ce21">
            <text:p>Suivi du projet GestionBrb</text:p>
          </table:table-cell>
          <table:table-cell table:number-columns-repeated="16381" table:style-name="ce1"/>
        </table:table-row>
        <table:table-row table:style-name="ro6">
          <table:table-cell table:number-columns-repeated="16384"/>
        </table:table-row>
        <table:table-row table:style-name="ro8">
          <table:table-cell table:number-columns-repeated="2"/>
          <table:table-cell office:value-type="string" table:style-name="ce22">
            <text:p>Statut</text:p>
          </table:table-cell>
          <table:table-cell table:style-name="ce1"/>
          <table:table-cell office:value-type="string" table:style-name="ce22">
            <text:p>Responsable</text:p>
          </table:table-cell>
          <table:table-cell table:style-name="ce1"/>
          <table:table-cell office:value-type="string" table:style-name="ce22">
            <text:p>Catégories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">
            <text:p>Non commencé</text:p>
          </table:table-cell>
          <table:table-cell table:style-name="ce3"/>
          <table:table-cell office:value-type="string" table:style-name="ce4">
            <text:p>Léo</text:p>
          </table:table-cell>
          <table:table-cell table:style-name="ce1"/>
          <table:table-cell office:value-type="string" table:style-name="ce4">
            <text:p>Modélisation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2">
            <text:p>En cours</text:p>
          </table:table-cell>
          <table:table-cell table:style-name="ce3"/>
          <table:table-cell office:value-type="string" table:style-name="ce2">
            <text:p>Sophie</text:p>
          </table:table-cell>
          <table:table-cell table:style-name="ce1"/>
          <table:table-cell office:value-type="string" table:style-name="ce4">
            <text:p>Page de connexion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">
            <text:p>Bloqué</text:p>
          </table:table-cell>
          <table:table-cell table:style-name="ce3"/>
          <table:table-cell office:value-type="string" table:style-name="ce4">
            <text:p>Linxin</text:p>
          </table:table-cell>
          <table:table-cell table:style-name="ce1"/>
          <table:table-cell office:value-type="string" table:style-name="ce4">
            <text:p>Rubrique principal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2">
            <text:p>En attente</text:p>
          </table:table-cell>
          <table:table-cell table:style-name="ce3"/>
          <table:table-cell office:value-type="string" table:style-name="ce2">
            <text:p>Roman</text:p>
          </table:table-cell>
          <table:table-cell table:style-name="ce1"/>
          <table:table-cell office:value-type="string" table:style-name="ce4">
            <text:p>Menu commande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">
            <text:p>Terminé</text:p>
          </table:table-cell>
          <table:table-cell table:style-name="ce3"/>
          <table:table-cell office:value-type="string" table:style-name="ce4">
            <text:p>Tout le monde</text:p>
          </table:table-cell>
          <table:table-cell table:style-name="ce1"/>
          <table:table-cell office:value-type="string" table:style-name="ce4">
            <text:p>Menu stock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2">
            <text:p>Status 6</text:p>
          </table:table-cell>
          <table:table-cell table:style-name="ce3"/>
          <table:table-cell office:value-type="string" table:style-name="ce2">
            <text:p> </text:p>
          </table:table-cell>
          <table:table-cell table:style-name="ce1"/>
          <table:table-cell office:value-type="string" table:style-name="ce4">
            <text:p>Paramètres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24">
            <text:p>Status 7</text:p>
          </table:table-cell>
          <table:table-cell table:style-name="ce3"/>
          <table:table-cell table:style-name="ce37"/>
          <table:table-cell table:style-name="ce1"/>
          <table:table-cell office:value-type="string" table:style-name="ce37">
            <text:p>A la carte</text:p>
          </table:table-cell>
          <table:table-cell table:number-columns-repeated="16377"/>
        </table:table-row>
        <table:table-row table:style-name="ro8">
          <table:table-cell table:number-columns-repeated="2"/>
          <table:table-cell table:style-name="ce37"/>
          <table:table-cell table:style-name="ce3"/>
          <table:table-cell table:number-columns-repeated="2" table:style-name="ce1"/>
          <table:table-cell office:value-type="string" table:style-name="ce24">
            <text:p>Administration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4" table:style-name="ce1"/>
          <table:table-cell office:value-type="string" table:style-name="ce24">
            <text:p> </text:p>
          </table:table-cell>
          <table:table-cell table:number-columns-repeated="16377"/>
        </table:table-row>
        <table:table-row table:number-rows-repeated="2" table:style-name="ro6">
          <table:table-cell table:number-columns-repeated="16384"/>
        </table:table-row>
        <table:table-row table:style-name="ro9">
          <table:table-cell table:number-columns-repeated="2"/>
          <table:table-cell office:value-type="string" table:style-name="ce22">
            <text:p>Poucentage effectué</text:p>
          </table:table-cell>
          <table:table-cell table:number-columns-repeated="16381" table:style-name="ce1"/>
        </table:table-row>
        <table:table-row table:style-name="ro6">
          <table:table-cell table:number-columns-repeated="2"/>
          <table:table-cell office:value-type="percentage" office:value="0" table:style-name="ce5">
            <text:p>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05" table:style-name="ce5">
            <text:p>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1" table:style-name="ce5">
            <text:p>1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15" table:style-name="ce5">
            <text:p>1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2" table:style-name="ce5">
            <text:p>2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25" table:style-name="ce5">
            <text:p>2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3" table:style-name="ce5">
            <text:p>3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35" table:style-name="ce5">
            <text:p>3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4" table:style-name="ce5">
            <text:p>4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45" table:style-name="ce5">
            <text:p>4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5" table:style-name="ce5">
            <text:p>5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55000000000000004" table:style-name="ce5">
            <text:p>5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6" table:style-name="ce5">
            <text:p>6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65" table:style-name="ce5">
            <text:p>6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7" table:style-name="ce5">
            <text:p>7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75" table:style-name="ce5">
            <text:p>7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8" table:style-name="ce5">
            <text:p>8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85" table:style-name="ce5">
            <text:p>8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9" table:style-name="ce5">
            <text:p>90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0.95" table:style-name="ce5">
            <text:p>95%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percentage" office:value="1" table:style-name="ce23">
            <text:p>100%</text:p>
          </table:table-cell>
          <table:table-cell table:number-columns-repeated="16381"/>
        </table:table-row>
        <table:table-row table:number-rows-repeated="104853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re_160_1" style:display-name="Titre 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/>
    <dc:creator/>
    <meta:creation-date>2019-10-21T15:41:17Z</meta:creation-date>
    <dc:date>2019-10-21T21:33:46Z</dc:date>
    <meta:editing-duration>PT0S</meta:editing-duration>
  </office:meta>
</office:document-meta>
</file>